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margin-left="0.4165in" fo:margin-right="0in" fo:text-indent="0in" style:auto-text-indent="false"/>
    </style:style>
    <style:style style:name="P3" style:family="paragraph" style:parent-style-name="Standard">
      <style:paragraph-properties fo:margin-left="0.8335in" fo:margin-right="0in" fo:text-indent="0in" style:auto-text-indent="false"/>
    </style:style>
    <style:style style:name="P4" style:family="paragraph" style:parent-style-name="Standard">
      <style:text-properties officeooo:paragraph-rsid="00136ffc"/>
    </style:style>
    <style:style style:name="P5" style:family="paragraph" style:parent-style-name="Standard">
      <style:paragraph-properties fo:margin-left="0.8335in" fo:margin-right="0in" fo:text-indent="0in" style:auto-text-indent="false"/>
      <style:text-properties officeooo:paragraph-rsid="00136ffc"/>
    </style:style>
    <style:style style:name="P6" style:family="paragraph" style:parent-style-name="Standard" style:list-style-name="L1">
      <style:text-properties officeooo:paragraph-rsid="00136ffc"/>
    </style:style>
    <style:style style:name="P7" style:family="paragraph" style:parent-style-name="Standard" style:list-style-name="L1">
      <style:text-properties officeooo:paragraph-rsid="00157118"/>
    </style:style>
    <style:style style:name="P8" style:family="paragraph" style:parent-style-name="Standard">
      <style:text-properties officeooo:paragraph-rsid="00157118"/>
    </style:style>
    <style:style style:name="T1" style:family="text">
      <style:text-properties fo:font-style="italic"/>
    </style:style>
    <style:style style:name="T2" style:family="text">
      <style:text-properties fo:color="#9900ff" loext:opacity="100%"/>
    </style:style>
    <style:style style:name="T3" style:family="text">
      <style:text-properties fo:color="#9900ff" loext:opacity="100%" fo:font-style="italic"/>
    </style:style>
    <style:style style:name="T4" style:family="text">
      <style:text-properties officeooo:rsid="0011f8df"/>
    </style:style>
    <style:style style:name="T5" style:family="text">
      <style:text-properties officeooo:rsid="00136ffc"/>
    </style:style>
    <style:style style:name="T6" style:family="text">
      <style:text-properties officeooo:rsid="0015d09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,</text:p>
      <text:p text:style-name="Standard"/>
      <text:p text:style-name="Standard">Here they are, and I did <text:span text:style-name="T4">(quite)</text:span> a bit of testing with these.</text:p>
      <text:p text:style-name="Standard">They allow control of the individual devices In Accordance With (IAW) the Interface Standard (except in ASCII, like I said)</text:p>
      <text:p text:style-name="Standard">But taken together you can use them as a "Toolbox" to troubleshoot hardware or your own software.</text:p>
      <text:p text:style-name="Standard"/>
      <text:p text:style-name="Standard">1) The CmdProcessor_ASCII_2.ino has these deps:</text:p>
      <text:p text:style-name="P2"><text:s/>CmdProcessor_ASCII_InitProg_2.h</text:p>
      <text:p text:style-name="P2"><text:s/>CmdProcessor_ASCII_Shift_2.h</text:p>
      <text:p text:style-name="P2"><text:s/>CmdProcessor_ASCII_InitRegs_2.h</text:p>
      <text:p text:style-name="P2">Save all (4) files into /Arduino/CmdProcessor_ASCII_2 and the IDE will be happy to find them for you.</text:p>
      <text:p text:style-name="P2"/>
      <text:p text:style-name="Standard">2) The FB Program has almost the same name: </text:p>
      <text:p text:style-name="Standard"><text:s/>FB_CmdGen_ASCII_2.bas (source)</text:p>
      <text:p text:style-name="Standard"><text:s/>Load them into /FreeBasic or wherever.</text:p>
      <text:p text:style-name="Standard"/>
      <text:p text:style-name="P4">3) <text:s/>Power up Arduino and Spectrum Analyzer, and bring up the Arduino IDE.</text:p>
      <text:list xml:id="list2320222190" text:style-name="L1">
        <text:list-item>
          <text:p text:style-name="P6">The Serial Monitor will report the LO Lock States (LOCK,LOCK,LOCK, 2x)</text:p>
        </text:list-item>
        <text:list-item>
          <text:p text:style-name="P6">Shut down the Serial Monitor for now.</text:p>
        </text:list-item>
        <text:list-item>
          <text:p text:style-name="P6">Start the FB program and go through the initial setup so it can find the Metro Mini. </text:p>
        </text:list-item>
        <text:list-item>
          <text:p text:style-name="P7">When it asks for you to OPEN and then CLOSE the Serial Monitor, do it at that time.</text:p>
        </text:list-item>
      </text:list>
      <text:p text:style-name="P8"/>
      <text:p text:style-name="P8">Now continue <text:span text:style-name="T5">to</text:span> the FB program menu and you get choices on which devices to mess with:</text:p>
      <text:p text:style-name="Standard">"Select device from menu: "</text:p>
      <text:p text:style-name="P5"><text:s/>" 0.......For Digital Attenuator"<text:line-break/> " 1.......For LO1"<text:line-break/> " 2.......For LO2"<text:line-break/> " 3.......For LO3"<text:line-break/> " 4.......For References &lt;60MHz Default&gt;"<text:line-break/> " 5.......For PLL MUX (Provision)"<text:line-break/> " 7.......For LED's and Miscellaneous"<text:line-break/> " 8.......To Enter a Direct Command in Hexadecimal"<text:line-break/> " q.......To Quit"<text:line-break/> input "Enter your choice"</text:p>
      <text:p text:style-name="Standard"/>
      <text:p text:style-name="Standard">4) My favorite place to start is #7 to make the LED turn on , then off. That way I know connections are okay. The idiot light test.</text:p>
      <text:p text:style-name="Standard">The CmdProcessor_ASCII_2.ino sets up the LO's for LO1=3630 LO2=3955 and LO3=270 MHz, resulting in an RF input of 10 MHz (IF1=3940MHz,<text:span text:style-name="T6"> </text:span>IF2=315MHz <text:span text:style-name="T6">and </text:span>IF3=45MHz) </text:p>
      <text:p text:style-name="Standard">and that results in an RF input frequency of 10 MHz. </text:p>
      <text:p text:style-name="Standard"/>
      <text:p text:style-name="P3"><text:s/><text:span text:style-name="T1">But as I understand from a previous e-mail, you have 100 MHz, what to do? Easy!</text:span></text:p>
      <text:p text:style-name="P3"/>
      <text:p text:style-name="Standard">5)</text:p>
      <text:p text:style-name="Standard">a) Once you get the FB program running, just set LO1=3720 MHz and LO2=3935 MHz, (LO3 will be already set at 270 MHz, and REF 1 at 60MHz will also be pre-set).</text:p>
      <text:p text:style-name="Standard"><text:soft-page-break/>Then with 100MHz applied at the RF input, you should see a DC level of about 1.45Volts for the 45MHz Log Amp test point and a little less than that at the 315 MHz Log Amp test point. </text:p>
      <text:p text:style-name="Standard">b) Now back at the FB menu, select '0' for attenuator and enter 0dB. A DC level of 2.25 Volts for the 45MHz Log Amp test pointand 2.15 Volts for the 315 315 MHz Log Amp test point should be present.</text:p>
      <text:p text:style-name="Standard">c) Disconnect the RF input, and you will see 0.25 V on the 45 MHz log amp test point and about 0.55 volt on 315 MHz . Yup, that's great on the 45 MHz but you can see LO3 bleeding through the 315 MHz</text:p>
      <text:p text:style-name="Standard"><text:s/>log amp. But we already know the fix. Just drop LO3 when reading 315 MHz.</text:p>
      <text:p text:style-name="Standard"/>
      <text:p text:style-name="Standard">6) Notice the choice of LO1 and LO2 frequencies. </text:p>
      <text:p text:style-name="Standard"><text:span text:style-name="T2"><text:s/></text:span><text:span text:style-name="T3">"Thou shalt not use a LO1 frequency that result in IF1 that is a multiple of the Phase-Frequency Detector (Fpfd)"</text:span></text:p>
      <text:p text:style-name="Standard"><text:s/>So with RF=100MHz / LO1=3720 MHz we get IF1 of 3620 MHz which we then downconvert with LO2 @ 3935 MHz (and its mixer) to 315 MHz. No IF's are a multiple of 60/2=30MHz Fpfd.</text:p>
      <text:p text:style-name="Standard"><text:s/>If we find ourselves in that situation, we can jump to the 100MHz ref with 100/2= 50 MHz Fpfd. If that still doesn't work, just a different Reference Divide ratio on LO1, but that will be a last resort for now.</text:p>
      <text:p text:style-name="Standard"/>
      <text:p text:style-name="Standard">7) What will the next versions look like? Not too many changes on the Arduino side yet, but I could do a new "FB_CmdGen_ASCII_3" that includes A2D readings through Arduino and some <text:span text:style-name="T1">very basic </text:span>sweeps with data recording for post-processing, similar to what we did before. Maybe some other items.</text:p>
      <text:p text:style-name="Standard"/>
      <text:p text:style-name="Standard">Let me know !</text:p>
      <text:p text:style-name="P1">73!</text:p>
      <text:p text:style-name="P1">WN2A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Marathi1" style:font-family-complex="'Lohit Marath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2-01-02T13:38:10.659076488</meta:creation-date>
    <dc:date>2022-01-04T20:42:47.359975166</dc:date>
    <meta:editing-duration>PT9H22M54S</meta:editing-duration>
    <meta:editing-cycles>4</meta:editing-cycles>
    <meta:generator>LibreOffice/7.2.2.2$Linux_X86_64 LibreOffice_project/02b2acce88a210515b4a5bb2e46cbfb63fe97d56</meta:generator>
    <meta:document-statistic meta:table-count="0" meta:image-count="0" meta:object-count="0" meta:page-count="2" meta:paragraph-count="38" meta:word-count="640" meta:character-count="3517" meta:non-whitespace-character-count="2892"/>
  </office:meta>
</office:document-meta>
</file>